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028in"/>
    </style:style>
    <style:style style:name="co2" style:family="table-column">
      <style:table-column-properties fo:break-before="auto" style:column-width="1.33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 style:data-style-name="N125">
      <style:table-cell-properties fo:background-color="#ffff00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onstant</text:p>
          </table:table-cell>
          <table:table-cell table:style-name="ce1" office:value-type="string" calcext:value-type="string">
            <text:p>Value</text:p>
          </table:table-cell>
          <table:table-cell/>
          <table:table-cell office:value-type="string" calcext:value-type="string">
            <text:p>White cells contain formulae whose values</text:p>
          </table:table-cell>
        </table:table-row>
        <table:table-row table:style-name="ro1">
          <table:table-cell office:value-type="string" calcext:value-type="string">
            <text:p>default_consensus_committee_size</text:p>
          </table:table-cell>
          <table:table-cell table:style-name="ce2" office:value-type="float" office:value="6999" calcext:value-type="float">
            <text:p>6999</text:p>
          </table:table-cell>
          <table:table-cell/>
          <table:table-cell office:value-type="string" calcext:value-type="string">
            <text:p>are directly computed from grey cells.</text:p>
          </table:table-cell>
        </table:table-row>
        <table:table-row table:style-name="ro1">
          <table:table-cell office:value-type="string" calcext:value-type="string">
            <text:p>consensus_committee_size_third</text:p>
          </table:table-cell>
          <table:table-cell table:formula="of:=[.B3]/3" office:value-type="float" office:value="2333" calcext:value-type="float">
            <text:p>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e_constants.consensus_committee_size</text:p>
          </table:table-cell>
          <table:table-cell table:formula="of:=[.B4]*3+1" office:value-type="float" office:value="7000" calcext:value-type="float">
            <text:p>70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nsensus_threshold</text:p>
          </table:table-cell>
          <table:table-cell table:formula="of:=[.B4]*2+1" office:value-type="float" office:value="4667" calcext:value-type="float">
            <text:p>4667</text:p>
          </table:table-cell>
          <table:table-cell/>
          <table:table-cell office:value-type="string" calcext:value-type="string">
            <text:p>Values are expressed in mutez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_rewards_per_block</text:p>
          </table:table-cell>
          <table:table-cell table:style-name="ce2" table:formula="of:=40*1000000" office:value-type="float" office:value="40000000" calcext:value-type="float">
            <text:p>40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_deposits_per_block</text:p>
          </table:table-cell>
          <table:table-cell table:formula="of:=[.B9]*32" office:value-type="float" office:value="1280000000" calcext:value-type="float">
            <text:p>1280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ing_security_deposit</text:p>
          </table:table-cell>
          <table:table-cell table:formula="of:=[.B10]/2" office:value-type="float" office:value="640000000" calcext:value-type="float">
            <text:p>6400000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_deposits_per_block</text:p>
          </table:table-cell>
          <table:table-cell table:formula="of:=[.B9]*32" office:value-type="float" office:value="1280000000" calcext:value-type="float">
            <text:p>1280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orsing_deposits_per_block</text:p>
          </table:table-cell>
          <table:table-cell table:formula="of:=[.B13]/2" office:value-type="float" office:value="640000000" calcext:value-type="float">
            <text:p>640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orsing_security_deposit_per_slot</text:p>
          </table:table-cell>
          <table:table-cell table:style-name="ce3" table:formula="of:=[.B14]/[.B5]" office:value-type="float" office:value="91428.5714285714" calcext:value-type="float">
            <text:p>91428.57142857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king_reward_fixed_portion</text:p>
          </table:table-cell>
          <table:table-cell table:formula="of:=[.B9]/4" office:value-type="float" office:value="10000000" calcext:value-type="float">
            <text:p>100000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nsensus_committee_size_third</text:p>
          </table:table-cell>
          <table:table-cell table:formula="of:=[.B4]" office:value-type="float" office:value="2333" calcext:value-type="float">
            <text:p>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_rewards_per_block</text:p>
          </table:table-cell>
          <table:table-cell table:formula="of:=[.B9]/4" office:value-type="float" office:value="10000000" calcext:value-type="float">
            <text:p>10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ing_reward_bonus_per_slot</text:p>
          </table:table-cell>
          <table:table-cell table:style-name="ce4" table:formula="of:=[.B20]/[.B4]" office:value-type="float" office:value="4286.3266180883" calcext:value-type="float">
            <text:p>4286.3266180883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onsensus_committee_size</text:p>
          </table:table-cell>
          <table:table-cell table:formula="of:=[.B5]" office:value-type="float" office:value="7000" calcext:value-type="float">
            <text:p>7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_rewards_per_block</text:p>
          </table:table-cell>
          <table:table-cell table:formula="of:=[.B9]" office:value-type="float" office:value="40000000" calcext:value-type="float">
            <text:p>40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or_rewards_per_block</text:p>
          </table:table-cell>
          <table:table-cell table:formula="of:=[.B25]/2" office:value-type="float" office:value="20000000" calcext:value-type="float">
            <text:p>20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or_reward_per_slot</text:p>
          </table:table-cell>
          <table:table-cell table:style-name="ce4" table:formula="of:=[.B26]/[.B24]" office:value-type="float" office:value="2857.14285714286" calcext:value-type="float">
            <text:p>2857.1428571428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lidators_selection_offs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nsensus_committee_size * 6</text:p>
          </table:table-cell>
          <table:table-cell table:formula="of:=[.B5]*6" office:value-type="float" office:value="42000" calcext:value-type="float">
            <text:p>4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 lsl 16) - 1</text:p>
          </table:table-cell>
          <table:table-cell office:value-type="float" office:value="65535" calcext:value-type="float">
            <text:p>65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_slot_allocation_attempts_for_committee_selection</text:p>
          </table:table-cell>
          <table:table-cell table:formula="of:=MIN([.B31];[.B32])" office:value-type="float" office:value="42000" calcext:value-type="float">
            <text:p>420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locks_per_cycle'</text:p>
          </table:table-cell>
          <table:table-cell office:value-type="float" office:value="8192" calcext:value-type="float">
            <text:p>8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freeze_delay</text:p>
          </table:table-cell>
          <table:table-cell table:formula="of:=2*[.B35]" office:value-type="float" office:value="16384" calcext:value-type="float">
            <text:p>1638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7T10:58:42.525859807</meta:creation-date>
    <dc:date>2021-07-07T13:00:43.714005071</dc:date>
    <meta:editing-duration>PT19M38S</meta:editing-duration>
    <meta:editing-cycles>5</meta:editing-cycles>
    <meta:generator>LibreOffice/6.4.7.2$Linux_X86_64 LibreOffice_project/40$Build-2</meta:generator>
    <meta:document-statistic meta:table-count="1" meta:cell-count="53" meta:object-count="0"/>
  </office:meta>
</office:document-meta>
</file>